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size="17pt" fo:font-weight="bold" style:font-size-asian="17pt" style:font-weight-asian="bold" style:font-size-complex="17pt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9pt" fo:font-weight="bold" style:font-size-asian="19pt" style:font-weight-asian="bold" style:font-size-complex="1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nline menu in BrGTU</text:span><text:span text:style-name="T2"> </text:span></text:p>
      <text:p text:style-name="P2"/>
      <text:p text:style-name="Standard"><text:span text:style-name="T3">A simple application - for every student. The choice of dishes in online mode.</text:span></text:p>
      <text:p text:style-name="P2"/>
      <text:p text:style-name="P1"><text:span text:style-name="T4">Subject area:Education</text:span></text:p>
      <text:p text:style-name="P3"/>
      <text:p text:style-name="Standard"><text:span text:style-name="T1">Pros: </text:span></text:p>
      <text:p text:style-name="Standard"><text:span text:style-name="T1">- </text:span><text:span text:style-name="T5">User-friendly interface.</text:span></text:p>
      <text:p text:style-name="Standard"><text:span text:style-name="T1">- </text:span><text:span text:style-name="T5">Accessibility for the entire university.</text:span></text:p>
      <text:p text:style-name="P4"/>
      <text:p text:style-name="Standard"><text:span text:style-name="T4">Application Features:</text:span></text:p>
      <text:p text:style-name="Standard"><text:span text:style-name="T4">- </text:span><text:span text:style-name="T3">A student sitting in pairs can go to the website and look at the menu of the institute and choose what he wants.</text:span></text:p>
      <text:p text:style-name="Standard"><text:span text:style-name="T4">-</text:span><text:span text:style-name="T6"> </text:span><text:span text:style-name="T3">A student can order a dish for a certain time before the end of classes.</text:span></text:p>
      <text:p text:style-name="Standard"><text:span text:style-name="T4">- </text:span><text:span text:style-name="T3">The student can make an online payment.</text:span></text:p>
      <text:p text:style-name="Standard"><text:span text:style-name="T4">- </text:span><text:span text:style-name="T3">When issuing their dish, the student provides a QR CODE with pay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93" meta:character-count="516" meta:non-whitespace-character-count="432"/>
    <meta:generator>LibreOfficeDev/6.0.5.2$Linux_X86_64 LibreOffice_project/</meta:generator>
  </office:meta>
</office:document-meta>
</file>